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12b63d" style:font-size-asian="15pt" style:font-size-complex="15pt"/>
    </style:style>
    <style:style style:name="P2" style:family="paragraph" style:parent-style-name="Standard">
      <style:text-properties officeooo:paragraph-rsid="0012b63d"/>
    </style:style>
    <style:style style:name="P3" style:family="paragraph" style:parent-style-name="Standard">
      <style:text-properties officeooo:rsid="0012b63d" officeooo:paragraph-rsid="0012b63d"/>
    </style:style>
    <style:style style:name="P4" style:family="paragraph" style:parent-style-name="Standard" style:master-page-name="Standard">
      <style:paragraph-properties style:page-number="auto"/>
      <style:text-properties officeooo:paragraph-rsid="0012b63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2b63d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ENTRALITY MEASURES FOR GCPR PROTEINS:</text:span></text:p>
      <text:p text:style-name="P2"><text:span text:style-name="T1"><text:s text:c="2"/></text:span></text:p>
      <text:p text:style-name="P1"/>
      <text:p text:style-name="P2"><text:span text:style-name="T1">PDB <text:s/>- <text:s/></text:span><text:span text:style-name="T2">3SN6</text:span><text:span text:style-name="T1">.PDB</text:span></text:p>
      <text:p text:style-name="P1"/>
      <text:p text:style-name="P2"><text:span text:style-name="T1">NODES = <text:s/></text:span><text:span text:style-name="T2">349</text:span></text:p>
      <text:p text:style-name="P3"><text:span text:style-name="T1">AVERAGE DEGREE = 7.28080229226</text:span></text:p>
      <text:p text:style-name="P3"><text:span text:style-name="T1">AVERAGE CLUSTERING COEFF <text:s/>= 0.586316501073</text:span></text:p>
      <text:p text:style-name="P3"><text:span text:style-name="T1">EDGES = 1270</text:span></text:p>
      <text:p text:style-name="P3"><text:span text:style-name="T1">AVERAGE SHORTEST PATH = 8.51743898824</text:span></text:p>
      <text:p text:style-name="P3"/>
      <text:p text:style-name="P3"/>
      <text:p text:style-name="P3"><text:span text:style-name="T1">DEGREE<text:tab/><text:tab/>AVG DEGREE DISTR<text:tab/><text:tab/>AVG CLUST COEFF DISTR</text:span></text:p>
      <text:p text:style-name="P3"/>
      <text:p text:style-name="P3"><text:span text:style-name="T1">2<text:tab/><text:tab/><text:tab/>0<text:tab/><text:tab/><text:tab/><text:tab/><text:tab/>0</text:span></text:p>
      <text:p text:style-name="P3"><text:span text:style-name="T1">3<text:tab/><text:tab/><text:tab/>0.0028<text:tab/><text:tab/><text:tab/><text:tab/>0.666</text:span></text:p>
      <text:p text:style-name="P3"><text:span text:style-name="T1">4<text:tab/><text:tab/><text:tab/>0.1174<text:tab/><text:tab/><text:tab/><text:tab/>0.694</text:span></text:p>
      <text:p text:style-name="P3"><text:span text:style-name="T1">5<text:tab/><text:tab/><text:tab/>0.0859<text:tab/><text:tab/><text:tab/><text:tab/>0.678</text:span></text:p>
      <text:p text:style-name="P3"><text:span text:style-name="T1">6<text:tab/><text:tab/><text:tab/>0.1489<text:tab/><text:tab/><text:tab/><text:tab/>0.670</text:span></text:p>
      <text:p text:style-name="P3"><text:span text:style-name="T1">7<text:tab/><text:tab/><text:tab/>0.1432<text:tab/><text:tab/><text:tab/><text:tab/>0.642</text:span></text:p>
      <text:p text:style-name="P3"><text:span text:style-name="T1">8<text:tab/><text:tab/><text:tab/>0.2550<text:tab/><text:tab/><text:tab/><text:tab/>0.624</text:span></text:p>
      <text:p text:style-name="P3"><text:span text:style-name="T1">9<text:tab/><text:tab/><text:tab/>0.1203<text:tab/><text:tab/><text:tab/><text:tab/>0.606</text:span></text:p>
      <text:p text:style-name="P3"><text:span text:style-name="T1">10<text:tab/><text:tab/><text:tab/>0.0458<text:tab/><text:tab/><text:tab/><text:tab/>0.599</text:span></text:p>
      <text:p text:style-name="P3"><text:span text:style-name="T1">11<text:tab/><text:tab/><text:tab/>0.0687<text:tab/><text:tab/><text:tab/><text:tab/>0.588</text:span></text:p>
      <text:p text:style-name="P3"><text:span text:style-name="T1">12<text:tab/><text:tab/><text:tab/>0.0114<text:tab/><text:tab/><text:tab/><text:tab/>0.586</text:span></text:p>
      <text:p text:style-name="P3"><text:span text:style-name="T1">13<text:tab/><text:tab/><text:tab/>0<text:tab/><text:tab/><text:tab/><text:tab/><text:tab/>0.586</text:span></text:p>
      <text:p text:style-name="P3"><text:span text:style-name="T1">14<text:tab/><text:tab/><text:tab/>0<text:tab/><text:tab/><text:tab/><text:tab/><text:tab/>0.586</text:span></text:p>
      <text:p text:style-name="P3"><text:span text:style-name="T1">15<text:tab/><text:tab/><text:tab/>0<text:tab/><text:tab/><text:tab/><text:tab/><text:tab/>0.586</text:span></text:p>
      <text:p text:style-name="P3"/>
      <text:p text:style-name="P3"/>
      <text:p text:style-name="P3"><text:span text:style-name="T1">BETWEENNESS CENTRALITY FOR ALL 349 NODES = </text:span></text:p>
      <text:p text:style-name="P3"><text:span text:style-name="T1"/></text:p>
      <text:p text:style-name="P3"><text:span text:style-name="T1">0, 0, 0, 206, 503, 28, 23, 589, 740, 28, 29, 589, 740, 28, 29, 589, 740, 28, 29, 589, 740, 28, 29, 589, 740, 28, 29, 589, 740, 0, 0, 619, 817, 669, 490, 1152, 395, 444, 805, 705, 55, 162, 7, 437, 84, 1184, 690, 347, 0, 0, 0, 218, 676, 0, 310, 294, 486, 111, 196, 1331, 334, 282, 354, 848, 333, 279, 633, 718, 1301, 341, 1284, 354, 348, 658, 687, 0, 329, 299, 0, 17, 301, 115, 10, 966, 0, 56, 22, 0, 437, 17, 23, 180, 934, 34, 55, 1452, 40, 0, 66, 625, 319, 655, 0, 18, 68, 16, 354, 31, 51, 52, 1171, 179, 32, 140, 1995, 491, 61, 140, 45, 46, 187, 24, 31, 1856, 42, 44, 250, 0, 0, 96, 1133, 0, 0, 0, 0, 1011, 286, 0, 1533, 213, 226, 245, 499, 0, 0, 582, 659, 0, 24, 345, 234, 85, 0, 8, 995, 41, 1066, 65, 12, 0, 71, 869, 15, 131, 1427, 0, 686, 486, 117, 0, 187, 611, 200, 690, 396, 478, 0, 0, 0, 0, 801, 819, 510, 615, 305, 617, 695, 0, 324, 335, 233, 211, 48, 104, 85, 0, 11, 917, </text:span><text:soft-page-break/><text:span text:style-name="T1">270, 0, 856, 440, 13, 842, 348, 1267, 233, 422, 690, 937, 749, 801, 1056, 547, 621, 730, 362, 0, 0, 143, 279, 146, 50, 76, 1689, 393, 122, 154, 104, 219, 116, 646, 70, 88, 117, 0, 118, 1020, 233, 362, 1030, 950, 336, 494, 433, 639, 126, 608, 430, 495, 35, 62, 857, 709, 291, 343, 188, 0, 60, 0, 0, 331, 117, 1074, 296, 0, 334, 0, 0, 108, 977, 0, 35, 48, 93, 1237, 315, 0, 8, 77, 16, 384, 10, 0, 6, 1044, 21, 20, 36, 1492, 330, 441, 100, 846, 344, 406, 127, 1885, 49, 0, 290, 128, 48, 175, 1602, 83, 0, 67, 9, 61, 344, 230, 216, 436, 68, 239, 464, 59, 27, 970, 0, 28, 135, 171, 85, 170, 436, 25, 24, 125, 868, 32, 21, 524, 1716, 34, 23, 1096, 345, 354, 343, 344, 345, 1044, 0, 0, 0, 0, 0, 0</text:span></text:p>
      <text:p text:style-name="P3"/>
      <text:p text:style-name="P3"/>
      <text:p text:style-name="P3"/>
      <text:p text:style-name="P3"><text:span text:style-name="T1">CLOSENESS CENTRALITY FOR ALL 349 NODES = </text:span></text:p>
      <text:p text:style-name="P3"/>
      <text:p text:style-name="P3"><text:span text:style-name="T1">0, 4778, 4778, 4606, 4440, 4434, 4430, 4266, 4102, 4098, 4096, 3934, 3772, 3770, 3770, 3610, 3450, 3450, 3452, 3294, 3136, 3138, 3142, 2986, 2830, 2834, 2840, 2686, 2532, 2538, 2546, 2394, 2242, 2115, 2095, 1987, 1988, 2000, 2123, 2291, 2507, 2570, 2791, 2452, 2610, 2347, 2685, 2684, 2686, 3027, 3027, 3028, 2438, 2623, 2585, 2492, 2459, 2599, 2571, 2407, 2521, 2638, 2612, 2576, 2707, 2824, 2793, 2785, 2927, 3051, 3037, 3047, 3217, 3349, 3339, 3525, 3671, 3670, 4002, 3968, 3665, 3632, 3931, 3614, 3894, 3897, 3901, 3931, 3602, 3636, 3638, 3475, 3337, 3503, 3502, 3219, 3226, 3537, 3534, 3240, 3574, 3557, 3877, 3875, 3848, 4012, 3682, 3689, 3663, 3636, 3355, 3336, 3343, 3319, 3052, 3114, 3330, 3307, 3320, 3404, 3592, 3605, 3611, 3303, 3592, 3621, 3327, 3338, 3428, 3453, 3181, 3522, 3521, 3214, 3215, 2895, 2671, 2714, 2464, 2643, 2726, 2718, 2662, 2868, 2959, 2950, 2903, 3180, 3178, 3050, 3140, 3096, 3100, 3180, 2873, 2928, 2631, 2829, 2829, 2925, 2793, 2585, 2612, 2540, 2282, 2397, 2173, 2239, 2394, 2394, 2286, 2165, 2169, 2062, 2217, 2442, 2503, 2786, 2626, 2446, 2284, 2115, 2010, 1995, 2108, 2108, 2249, 2435, 2579, 2572, 2888, 2881, 3128, 3039, 3015, 3018, 3017, 2749, 2687, 2703, 2432, 2373, 2430, 2123, 2158, 2061, 2047, 2052, 2068, 2195, 2244, 2427, 2446, 2643, 2656, 2704, 2917, 2950, 3044, 2887, 2761, 2689, 2722, 2715, 2484, 2676, 2721, 2657, 2668, 2815, 2867, 2654, 2667, 2700, 2739, 2777, 2645, 2503, 2521, 2484, 2250, 2243, 2211, 2180, 2172, 2220, 2371, 2379, 2623, 2599, 2879, 2871, 2700, 2842, 2982, 2986, 2946, 3165, 3268, 3253, 3457, 3173, 3221, 2967, 3187, 3249, 2976, 3204, 3206, 3397, 3116, 3398, 3433, 3425, 3411, 3128, 3463, 3465, 3797, 3457, 3756, 3428, 3694, 3696, 3702, 3361, 3368, 3355, 3337, 3037, 3101, 3092, 3078, 2827, 2839, 2833, 2825, 2562, 2828, 2842, 2811, 2818, 2841, 2848, 2633, 2894, 2907, 2967, 2933, 2996, 2719, 2808, 2497, 2446, 2381, 2369, 2361, 2387, 2472, 2459, 2652, 2729, 2782, 2768, 3017, 3005, 2860, 2855, 2851, 2810, 2600, 2597, 2595, 2486, 2354, 2594, 2594, 2538, 2660, 2860, 2862, 2866, 2990, 3192, 3196, 3204, 3329, 3534, 3535, 353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3:20:08.109369992</meta:creation-date>
    <dc:date>2016-06-19T23:26:48.037577133</dc:date>
    <meta:editing-duration>P0D</meta:editing-duration>
    <meta:editing-cycles>1</meta:editing-cycles>
    <meta:document-statistic meta:table-count="0" meta:image-count="0" meta:object-count="0" meta:page-count="2" meta:paragraph-count="27" meta:word-count="792" meta:character-count="4241" meta:non-whitespace-character-count="3387"/>
    <meta:generator>LibreOffice/4.2.8.2$Linux_X86_64 LibreOffice_project/420m0$Build-2</meta:generator>
  </office:meta>
</office:document-meta>
</file>